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DELIVERANCE (125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'S DELIVERANCE (125:1-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mparison (125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nclusion (125:2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5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GOD'S DELIVERANCE (125:1-3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SALMIST'S REQUEST (125:4-5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SALMIST'S REQUEST (125:4-5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"0 LORD, do good to those who are good" (125:4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"Banish those who turn to crooked ways, 0 LORD" (125:5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5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GOD'S DELIVERANCE (125:1-3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PSALMIST'S REQUEST (125:4-5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5 </dc:title>
    <meta:initial-creator>David STRICKLAND</meta:initial-creator>
    <dc:creator>David STRICKLAND</dc:creator>
    <meta:creation-date>2020-02-22T17:39:46Z</meta:creation-date>
    <dc:date>2020-02-22T17:39:47Z</dc:date>
    <meta:template xlink:href="BibleStudy" xlink:type="simple"/>
    <meta:editing-cycles>1</meta:editing-cycles>
    <meta:editing-duration>PT0S</meta:editing-duration>
    <meta:document-statistic meta:paragraph-count="14" meta:word-count="88"/>
  </office:meta>
</office:document-meta>
</file>